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4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8" table:default-cell-style-name="ce4"/>
        <table:table-column table:style-name="co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5-10-01" calcext:value-type="date">
            <text:p>10/01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b)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04" calcext:value-type="date">
            <text:p>2025-10-04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9" calcext:value-type="date">
            <text:p>2025-10-09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28" calcext:value-type="date">
            <text:p>2025-10-28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11" calcext:value-type="date">
            <text:p>2025-12-11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+[.B6]" office:value-type="date" office:date-value="2026-02-02T04:48:00" calcext:value-type="date">
            <text:p>2026-02-02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2-27T09:36:00" calcext:value-type="date">
            <text:p>2026-02-2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4-09T08:24:00" calcext:value-type="date">
            <text:p>2026-04-09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4-28T22:48:00" calcext:value-type="date">
            <text:p>2026-04-28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6-16T11:36:00" calcext:value-type="date">
            <text:p>2026-06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8-04T00:24:00" calcext:value-type="date">
            <text:p>2026-08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8-26T10:00:00" calcext:value-type="date">
            <text:p>2026-08-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]+([.B27]*[.C27]/[.$B$4]*7)" office:value-type="date" office:date-value="2026-09-25T18:00:00" calcext:value-type="date">
            <text:p>2026-09-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5-31T17:02:24" calcext:value-type="date">
            <text:p>2026-05-3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6-29T19:55:12" calcext:value-type="date">
            <text:p>2026-06-2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7-18T07:26:24" calcext:value-type="date">
            <text:p>2026-07-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8-16T10:19:12" calcext:value-type="date">
            <text:p>2026-08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8-20T21:50:24" calcext:value-type="date">
            <text:p>2026-08-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4]+([.B37]*[.C37]/[.$B$5]*7)" office:value-type="date" office:date-value="2026-08-27T15:07:12" calcext:value-type="date">
            <text:p>2026-08-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5]*7)" office:value-type="date" office:date-value="2026-09-13T10:19:12" calcext:value-type="date">
            <text:p>2026-09-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5]*7)" office:value-type="date" office:date-value="2026-10-08T15:07:12" calcext:value-type="date">
            <text:p>2026-10-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0-24T00:43:12" calcext:value-type="date">
            <text:p>2026-10-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1-04T05:31:12" calcext:value-type="date">
            <text:p>2026-11-0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1-12T15:07:12" calcext:value-type="date">
            <text:p>2026-11-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1-21T00:43:12" calcext:value-type="date">
            <text:p>2026-11-2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6-12-06T10:19:12" calcext:value-type="date">
            <text:p>2026-12-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6-12-09T05:31:12" calcext:value-type="date">
            <text:p>2026-12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6-12-12T00:43:12" calcext:value-type="date">
            <text:p>2026-12-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6-12-15T12:43:12" calcext:value-type="date">
            <text:p>2026-12-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6-12-19T00:43:12" calcext:value-type="date">
            <text:p>2026-12-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1-16T00:43:12" calcext:value-type="date">
            <text:p>2027-01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2-13T00:43:12" calcext:value-type="date">
            <text:p>2027-02-13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2-21T10:19:12" calcext:value-type="date">
            <text:p>2027-02-21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2-25T03:55:12" calcext:value-type="date">
            <text:p>2027-02-25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3-01T08:43:12" calcext:value-type="date">
            <text:p>2027-03-0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6-12-24T15:07:12" calcext:value-type="date">
            <text:p>2026-12-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6-12-30T05:31:12" calcext:value-type="date">
            <text:p>2026-12-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7-01-04T19:55:12" calcext:value-type="date">
            <text:p>2027-01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2-01T13:12:00" calcext:value-type="date">
            <text:p>2027-02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2-21T17:02:24" calcext:value-type="date">
            <text:p>2027-02-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3-08T19:55:12" calcext:value-type="date">
            <text:p>2027-03-0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dvanced program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3-13T17:31:12" calcext:value-type="date">
            <text:p>2027-03-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3-24T18:07:12" calcext:value-type="date">
            <text:p>2027-03-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4-10T21:43:12" calcext:value-type="date">
            <text:p>2027-04-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4-25T14:31:12" calcext:value-type="date">
            <text:p>2027-04-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5-04T00:07:12" calcext:value-type="date">
            <text:p>2027-05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4" table:formula="of:=[.D78]+([.B79]*[.C79]/[.$B$3]*7)" office:value-type="date" office:date-value="2027-05-08T04:55:12" calcext:value-type="date">
            <text:p>2027-05-0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5-18T16:55:12" calcext:value-type="date">
            <text:p>2027-05-18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5-29T04:55:12" calcext:value-type="date">
            <text:p>2027-05-29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6-08T16:55:12" calcext:value-type="date">
            <text:p>2027-06-08</text:p>
          </table:table-cell>
          <table:table-cell table:number-columns-repeated="16380"/>
        </table:table-row>
        <table:table-row table:style-name="ro1">
          <table:table-cell table:style-name="ce12"/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2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7-01T10:55:12" calcext:value-type="date">
            <text:p>2027-07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07-23T20:31:12" calcext:value-type="date">
            <text:p>2027-07-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07-28T01:19:12" calcext:value-type="date">
            <text:p>2027-07-2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dvanced Information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08-01T10:19:12" calcext:value-type="date">
            <text:p>2027-08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08-03T00:07:12" calcext:value-type="date">
            <text:p>2027-08-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08-04T13:55:12" calcext:value-type="date">
            <text:p>2027-08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08-07T00:43:12" calcext:value-type="date">
            <text:p>2027-08-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08-09T11:31:12" calcext:value-type="date">
            <text:p>2027-08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6]+([.B97]*[.C97]/[.$B$3]*7)" office:value-type="date" office:date-value="2027-08-11T22:19:12" calcext:value-type="date">
            <text:p>2027-08-1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3]*7)" office:value-type="date" office:date-value="2027-09-05T10:19:12" calcext:value-type="date">
            <text:p>2027-09-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3]*7)" office:value-type="date" office:date-value="2027-10-04T19:55:12" calcext:value-type="date">
            <text:p>2027-10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3]*7)" office:value-type="date" office:date-value="2027-11-03T05:31:12" calcext:value-type="date">
            <text:p>2027-11-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3]*7)" office:value-type="date" office:date-value="2027-11-13T17:31:12" calcext:value-type="date">
            <text:p>2027-11-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3]*7)" office:value-type="date" office:date-value="2027-12-04T17:31:12" calcext:value-type="date">
            <text:p>2027-12-0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3]*7)" office:value-type="date" office:date-value="2027-12-16T02:31:12" calcext:value-type="date">
            <text:p>2027-12-16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formula="of:=[.D107]+([.B108]*[.C108]/[.$B$3]*7)" office:value-type="date" office:date-value="2027-12-28T08:31:12" calcext:value-type="date">
            <text:p>2027-12-2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5" table:formula="of:=[.D79]+([.B111]*[.C111]/[.$B$3]*7)" office:value-type="date" office:date-value="2027-06-08T16:55:12" calcext:value-type="date">
            <text:p>2027-06-0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7-06-26T21:43:12" calcext:value-type="date">
            <text:p>2027-06-26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7-07-17T21:43:12" calcext:value-type="date">
            <text:p>2027-07-1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7-08-07T21:43:12" calcext:value-type="date">
            <text:p>2027-08-07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3]*7)" office:value-type="date" office:date-value="2027-08-23T15:43:12" calcext:value-type="date">
            <text:p>2027-08-23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3]*7)" office:value-type="date" office:date-value="2027-09-13T15:43:12" calcext:value-type="date">
            <text:p>2027-09-13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3]*7)" office:value-type="date" office:date-value="2027-10-13T18:07:12" calcext:value-type="date">
            <text:p>2027-10-13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3]*7)" office:value-type="date" office:date-value="2027-11-08T03:07:12" calcext:value-type="date">
            <text:p>2027-11-08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3" table:formula="of:=[.D118]+([.B119]*[.C119]/[.$B$3]*7)" office:value-type="date" office:date-value="2027-11-13T09:07:12" calcext:value-type="date">
            <text:p>2027-11-13</text:p>
          </table:table-cell>
          <table:table-cell table:number-columns-repeated="16380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7:50:52.964307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1-31T18:02:36.044768940</dc:date>
    <meta:editing-duration>PT3H6M8S</meta:editing-duration>
    <meta:editing-cycles>36</meta:editing-cycles>
    <meta:generator>LibreOffice/24.2.7.2$Linux_X86_64 LibreOffice_project/420$Build-2</meta:generator>
    <meta:document-statistic meta:table-count="1" meta:cell-count="330" meta:object-count="0"/>
  </office:meta>
</office:document-meta>
</file>